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0.1484in" svg:width="1.9591in" svg:height="0.19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as-char" svg:y="-0.3173in" svg:width="3.7189in" svg:height="0.486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Object3" text:anchor-type="paragraph" svg:width="6.2984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1:42:44.173000000</meta:creation-date>
    <dc:date>2015-09-21T11:44:36.875000000</dc:date>
    <meta:editing-duration>PT1M53S</meta:editing-duration>
    <meta:editing-cycles>1</meta:editing-cycles>
    <meta:document-statistic meta:table-count="0" meta:image-count="0" meta:object-count="3" meta:page-count="1" meta:paragraph-count="2" meta:word-count="0" meta:character-count="0" meta:non-whitespace-character-count="0"/>
    <meta:generator>LibreOffice/5.0.1.2$Windows_x86 LibreOffice_project/81898c9f5c0d43f3473ba111d7b351050be20261</meta:generator>
  </office:meta>
</office:document-meta>
</file>

<file path=Object 1/content.xml><?xml version="1.0" encoding="utf-8"?>
<math xmlns="http://www.w3.org/1998/Math/MathML" display="block">
  <semantics>
    <mrow>
      <mi>sin</mi>
      <mrow>
        <mo fence="true" stretchy="false">(</mo>
        <mrow>
          <mrow>
            <mi>arcsin</mi>
            <mrow>
              <mo fence="true" stretchy="false">(</mo>
              <mrow>
                <mrow>
                  <mi>arctan</mi>
                  <mrow>
                    <mo fence="true" stretchy="false">(</mo>
                    <mrow>
                      <mrow>
                        <mi>ln</mi>
                        <mrow>
                          <mo fence="true" stretchy="false">(</mo>
                          <mrow>
                            <mi mathvariant="normal">❑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sin( arcsin( arctan( ln(&lt;?&gt;) ) ) ) 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sup>
          <mi mathvariant="italic">mc</mi>
          <mn>2</mn>
        </msup>
      </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 mathvariant="normal">∞</mi>
          </munderover>
          <mrow>
            <mfrac>
              <mrow>
                <msup>
                  <mi>f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i>i</mi>
                <mi>!</mi>
              </mrow>
            </mfrac>
            <msup>
              <mi>x</mi>
              <mi>i</mi>
            </msup>
          </mrow>
        </mrow>
      </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 mathvariant="normal">σ</mi>
            <msqrt>
              <mrow>
                <mn>2</mn>
                <mi mathvariant="normal">π</mi>
              </mrow>
            </msqrt>
          </mrow>
        </mfrac>
      </mrow>
      <msup>
        <mi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 mathvariant="normal">μ</mi>
                  </mrow>
                </mrow>
                <mo fence="true" stretchy="false">)</mo>
              </mrow>
              <mn>2</mn>
            </msup>
            <mrow>
              <mn>2</mn>
              <msup>
                <mi mathvariant="normal">σ</mi>
                <mn>2</mn>
              </msup>
            </mrow>
          </mfrac>
        </mrow>
      </msup>
      <mrow>
        <mi>E</mi>
        <mo stretchy="false">=</mo>
        <msup>
          <mi mathvariant="italic">mc</mi>
          <mn>2</mn>
        </msup>
      </mrow>
    </mrow>
    <annotation encoding="StarMath 5.0">E=mc^2 f ( x ) = sum from { { i = 0 } } to { infinity } { {f^{(i)}(0)} over {i!} x^i} f ( x ) = {1} over {%sigma sqrt{2%pi} }e^-{{(x-%mu)^2} over {2%sigma^2}} E=mc^2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88cm" svg:y="3.702cm" style:legend-expansion="high" chart:style-name="ch2"/>
        <chart:plot-area chart:style-name="ch3" chart:data-source-has-labels="both" svg:x="0.319cm" svg:y="0.179cm" svg:width="13.15cm" svg:height="8.641cm">
          <chartooo:coordinate-region svg:x="0.94cm" svg:y="0.379cm" svg:width="12.529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